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Саммари для генерации изображений:</text:span></text:span><text:span text:style-name="T1"><text:line-break/></text:span><text:span text:style-name="Strong_20_Emphasis"><text:span text:style-name="T1">Год 3077. Футуристическое приложение для кибер-апгрейда тела.</text:span></text:span></text:p>
      <text:p text:style-name="P5"><text:span text:style-name="Strong_20_Emphasis"><text:span text:style-name="T1"/></text:span></text:p>
      <text:p text:style-name="Text_20_body"><text:span text:style-name="Strong_20_Emphasis">Контекст:</text:span><text:line-break/>Технологии позволяют заменить органы кибер-имплантами или перенести сознание в искусственное тело. Цель приложения — улучшить качество жизни пожилых людей (60+) и инвалидов через доступные апгрейды.</text:p>
      <text:p text:style-name="Text_20_body"><text:span text:style-name="Strong_20_Emphasis">Визуальный стиль:</text:span></text:p>
      <text:list text:style-name="L1">
        <text:list-item>
          <text:p text:style-name="P1"><text:span text:style-name="Strong_20_Emphasis">Футуризм с акцентом на доступность:</text:span> Чистые линии, неоновые акценты (синий, фиолетовый, серебро), полупрозрачные голографические элементы.</text:p>
        </text:list-item>
        <text:list-item>
          <text:p text:style-name="P1"><text:span text:style-name="Strong_20_Emphasis">Интерфейс для старшей аудитории:</text:span> Крупные кнопки, контрастные шрифты, интуитивная навигация. Минимум текста, максимум визуальных подсказок (иконки, анимации).</text:p>
        </text:list-item>
      </text:list>
      <text:p text:style-name="Text_20_body"><text:span text:style-name="Strong_20_Emphasis">Ключевые элементы:</text:span></text:p>
      <text:list text:style-name="L2">
        <text:list-item>
          <text:p text:style-name="P2"><text:span text:style-name="Strong_20_Emphasis">Каталог имплантов:</text:span></text:p>
          <text:list>
            <text:list-item>
              <text:p text:style-name="P2">Сетка с 3D-превью органов (сердце, глаза, конечности) с метками "Повышение выносливости", "Ночное видение".</text:p>
            </text:list-item>
            <text:list-item>
              <text:p text:style-name="P2">Фильтры: "По функционалу", "Совместимость", "Цена".</text:p>
            </text:list-item>
          </text:list>
        </text:list-item>
        <text:list-item>
          <text:p text:style-name="P2"><text:span text:style-name="Strong_20_Emphasis">Карточка импланта:</text:span></text:p>
          <text:list>
            <text:list-item>
              <text:p text:style-name="P2">Детализация: вращающаяся модель, график улучшений (до/после), сравнение версий (Standard vs Pro).</text:p>
            </text:list-item>
            <text:list-item>
              <text:p text:style-name="P2">Технические спецификации: размеры, материал (био-титан), срок гарантии.</text:p>
            </text:list-item>
          </text:list>
        </text:list-item>
        <text:list-item>
          <text:p text:style-name="P2"><text:span text:style-name="Strong_20_Emphasis">Каталог тел:</text:span></text:p>
          <text:list>
            <text:list-item>
              <text:p text:style-name="P2">Разнообразие: реалистичные (спортивные, классические), фантастические (инопланетные с переливающейся кожей, аниме-стиль с большими глазами).</text:p>
            </text:list-item>
            <text:list-item>
              <text:p text:style-name="P2">Сортировка: "По здоровью органов", "Экзотичность", "Ценовой диапазон".</text:p>
            </text:list-item>
          </text:list>
        </text:list-item>
        <text:list-item>
          <text:p text:style-name="P2"><text:span text:style-name="Strong_20_Emphasis">Карточка тела:</text:span></text:p>
          <text:list>
            <text:list-item>
              <text:p text:style-name="P2">Интерактивный аватар: изменение угла обзора, подсветка улучшенных органов.</text:p>
            </text:list-item>
            <text:list-item>
              <text:p text:style-name="P2">Статистика: "Иммунитет +90%", "Скорость регенерации: 2x". Палитра настройки кожи/волос.</text:p>
            </text:list-item>
          </text:list>
        </text:list-item>
        <text:list-item>
          <text:p text:style-name="P2"><text:span text:style-name="Strong_20_Emphasis">Корзина:</text:span></text:p>
          <text:list>
            <text:list-item>
              <text:p text:style-name="P2">Минималистичный дизайн: прозрачный боковая панель с итогами, кнопка "Перенести сознание" с анимацией цифрового потока.</text:p>
            </text:list-item>
          </text:list>
        </text:list-item>
      </text:list>
      <text:p text:style-name="Text_20_body"><text:span text:style-name="Strong_20_Emphasis">Эмоции и атмосфера:</text:span></text:p>
      <text:list text:style-name="L3">
        <text:list-item>
          <text:p text:style-name="P3"><text:soft-page-break/><text:span text:style-name="Strong_20_Emphasis">Доверие и надежда:</text:span> Изображения пожилых людей с улыбками, взаимодействующих с интерфейсом (например, рука с возрастными отметками выбирает "молодое" кибер-тело).</text:p>
        </text:list-item>
        <text:list-item>
          <text:p text:style-name="P3"><text:span text:style-name="Strong_20_Emphasis">Технологическое волшебство:</text:span> Световые эффекты, мягкие градиенты, динамичные тени для создания "живого" интерфейса.</text:p>
        </text:list-item>
      </text:list>
      <text:p text:style-name="Text_20_body"><text:span text:style-name="Strong_20_Emphasis">Детали для нейросети:</text:span></text:p>
      <text:list text:style-name="L4">
        <text:list-item>
          <text:p text:style-name="P4">Акцент на контрасте между хрупкостью человеческого тела и блеском имплантов.</text:p>
        </text:list-item>
        <text:list-item>
          <text:p text:style-name="P4">В фоне — абстрактный цифровой ландшафт (города будущего, космические станции).</text:p>
        </text:list-item>
      </text:list>
      <text:p text:style-name="Text_20_body">Пример сцены: Пожилая женщина в просторной голографической комнате выбирает кибер-руку с функцией "Суперсила", рядом — голограмма ее нового тела в аниме-стиле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21:18:25.883155140</meta:creation-date>
    <meta:generator>LibreOffice/7.5.1.2$MacOSX_X86_64 LibreOffice_project/fcbaee479e84c6cd81291587d2ee68cba099e129</meta:generator>
    <dc:date>2025-03-22T21:19:17.681454971</dc:date>
    <meta:editing-duration>PT52S</meta:editing-duration>
    <meta:editing-cycles>1</meta:editing-cycles>
    <meta:document-statistic meta:table-count="0" meta:image-count="0" meta:object-count="0" meta:page-count="2" meta:paragraph-count="27" meta:word-count="264" meta:character-count="2169" meta:non-whitespace-character-count="1949"/>
  </office:meta>
</office:document-meta>
</file>